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843f" officeooo:paragraph-rsid="0007843f"/>
    </style:style>
    <style:style style:name="P2" style:family="paragraph" style:parent-style-name="Standard">
      <style:text-properties fo:font-size="16pt" fo:font-weight="bold" officeooo:rsid="0007843f" officeooo:paragraph-rsid="0007843f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paragraph-rsid="000cf5b4"/>
    </style:style>
    <style:style style:name="P4" style:family="paragraph" style:parent-style-name="Standard">
      <style:text-properties fo:font-size="12pt" fo:font-weight="normal" officeooo:rsid="000b550a" officeooo:paragraph-rsid="000cf5b4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dadbf" officeooo:paragraph-rsid="000dadb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cf5b4" officeooo:paragraph-rsid="000cf5b4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cf5b4" officeooo:paragraph-rsid="000f2959" style:font-size-asian="10.5pt" style:font-weight-asian="normal" style:font-size-complex="12pt" style:font-weight-complex="normal"/>
    </style:style>
    <style:style style:name="P8" style:family="paragraph" style:parent-style-name="Standard">
      <style:text-properties officeooo:rsid="000cf5b4" officeooo:paragraph-rsid="000cf5b4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09626f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0b550a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0d53a5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0dadbf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0b550a" style:font-size-asian="10.5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0cf5b4" style:font-size-asian="10.5pt" style:font-weight-asian="normal" style:font-size-complex="12pt" style:font-weight-complex="normal"/>
    </style:style>
    <style:style style:name="T8" style:family="text">
      <style:text-properties officeooo:rsid="000f2959"/>
    </style:style>
    <style:style style:name="T9" style:family="text">
      <style:text-properties officeooo:rsid="000b550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raitenberg vehicle </text:p>
      <text:p text:style-name="P2"/>
      <text:p text:style-name="P3"><text:span text:style-name="T2">It is a </text:span><text:span text:style-name="T3">concept developed by</text:span><text:span text:style-name="T6"> </text:span><text:span text:style-name="T7">Valentino Braitenberg</text:span><text:span text:style-name="T3"> that behaves autonomously based on the input from the sensors. Perception is done by the sensors and actuation is implemented by the motors attached to the wheels. </text:span></text:p>
      <text:p text:style-name="P4"/>
      <text:p text:style-name="P7"><text:span text:style-name="T9">B</text:span>raitenberg vehicle <text:span text:style-name="T8">can be classified based on the behavior it exhibit. Behavior can be fear, aggression, love and liking. <text:s/></text:span></text:p>
      <text:p text:style-name="P4"/>
      <text:p text:style-name="P8"><text:span text:style-name="T3">B</text:span><text:span text:style-name="T1">raitenberg vehicle is a goal based agent. </text:span><text:span text:style-name="T4"><text:s/>Different behavior can be achieved by choosing from the different configuration of senors and the actuators. <text:s/></text:span><text:span text:style-name="T5">Ultimately behavior of a agent is defined by the goal of the agent it need to achieve. </text:span></text:p>
      <text:p text:style-name="P5"><text:s text:c="2"/></text:p>
      <text:p text:style-name="P6"/>
      <text:p text:style-name="P6"/>
      <text:p text:style-name="P6"/>
      <text:p text:style-name="P6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9:53:47.099647197</meta:creation-date>
    <dc:date>2019-10-10T21:25:43.195039209</dc:date>
    <meta:editing-duration>PT8M2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96" meta:character-count="603" meta:non-whitespace-character-count="501"/>
  </office:meta>
</office:document-meta>
</file>